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14pt" officeooo:rsid="000dd6ee" officeooo:paragraph-rsid="000dd6ee" style:font-size-asian="14pt" style:font-size-complex="14pt"/>
    </style:style>
    <style:style style:name="P2" style:family="paragraph" style:parent-style-name="Standard">
      <style:text-properties style:font-name="Georgia" fo:font-size="14pt" officeooo:rsid="000dd6ee" officeooo:paragraph-rsid="000dd6ee" style:font-size-asian="14pt" style:font-size-complex="14pt"/>
    </style:style>
    <style:style style:name="T1" style:family="text">
      <style:text-properties officeooo:rsid="000e1d86"/>
    </style:style>
    <style:style style:name="T2" style:family="text">
      <style:text-properties officeooo:rsid="000ffe14"/>
    </style:style>
    <style:style style:name="T3" style:family="text">
      <style:text-properties officeooo:rsid="00117433"/>
    </style:style>
    <style:style style:name="T4" style:family="text">
      <style:text-properties officeooo:rsid="0011e1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ruary 28, 2026</text:p>
      <text:p text:style-name="P2"/>
      <text:p text:style-name="P2">Dear Dad,</text:p>
      <text:p text:style-name="P2"/>
      <text:p text:style-name="P2"><text:tab/>Well you missed your fiftieth wedding anniversary. I don’t know if you are able to celebrate where you are. Or if things like anniversaries are even thought or cared about. It would be a nice thought if they were still considered for something, a memory at least. But I don’t know how any of that really works. Heck there’s a lot of things that I don’t know how it works right now and I have to be okay with that.</text:p>
      <text:p text:style-name="P2"><text:tab/><text:span text:style-name="T1">Life is hard right now. </text:span><text:span text:style-name="T2">I don’t know how else to put it really I don’t. It kinda sucks. But well here I am. It’s just how things are at the moment I guess. Whatever. I’ll get through it and figure things out. Wish you were here so I could just talk it over through with you. But you’re not, so I have to go it alone I guess.</text:span></text:p>
      <text:p text:style-name="P2"><text:tab/><text:span text:style-name="T2">I read the news and it’s just terrible, so there’s no point in reading the news. It just gets in the way of everything else and I don’t know how to feel about it all. It’s getting under my skin at times, and I don’t like it! </text:span><text:span text:style-name="T3">Oh well, what’s there to do about any of it? I don’t know.</text:span></text:p>
      <text:p text:style-name="P2"><text:tab/><text:span text:style-name="T3">So that’s life at the moment. Things getting in the way and we are just living on this planet that orbits the sun. Talk about some crazy things going on in this life ya know? Yeah. I envy you for being on the other side of whatever comes next. But I don’t get to be there yet. Someday I will be there, but not right now I guess. That’s just life.</text:span></text:p>
      <text:p text:style-name="P2"><text:tab/><text:span text:style-name="T4">Anywhoo, talk to you later.</text:span></text:p>
      <text:p text:style-name="P2"/>
      <text:p text:style-name="P2">Love,</text:p>
      <text:p text:style-name="P2">Ky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8T09:20:05.952469696</meta:creation-date>
    <dc:date>2026-02-28T10:34:53.695038694</dc:date>
    <meta:editing-duration>PT14M17S</meta:editing-duration>
    <meta:editing-cycles>5</meta:editing-cycles>
    <meta:generator>LibreOffice/24.2.7.2$Linux_X86_64 LibreOffice_project/420$Build-2</meta:generator>
    <meta:document-statistic meta:table-count="0" meta:image-count="0" meta:object-count="0" meta:page-count="1" meta:paragraph-count="9" meta:word-count="292" meta:character-count="1433" meta:non-whitespace-character-count="1145"/>
  </office:meta>
</office:document-meta>
</file>